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2e83fb" loext:opacity="100%" style:text-line-through-style="none" style:text-line-through-type="none" style:font-name="Arial2" fo:font-size="10.5pt" fo:letter-spacing="normal" fo:font-style="normal" style:text-underline-style="none" fo:font-weight="normal" style:text-blinking="false" loext:padding="0.049cm" loext:border="0.06pt solid #000000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4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5" style:family="text">
      <style:text-properties fo:color="#2e83fb" loext:opacity="100%" style:text-line-through-style="none" style:text-line-through-type="none" style:text-underline-style="none" style:text-blinking="false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hapter 13: Kubernetes Scheduling, Static Pods, Labels, and Selectors</text:h>
      <text:h text:style-name="P2" text:outline-level="4">Introduction: Understanding Kubernetes Pod Scheduling and Resource Management</text:h>
      <text:list text:style-name="L1">
        <text:list-item>
          <text:p text:style-name="P3"><text:span text:style-name="T1">[</text:span><text:span text:style-name="T2">00:00</text:span><text:span text:style-name="T1"> → </text:span><text:span text:style-name="T2">01:29</text:span><text:span text:style-name="T1">]<text:line-break/>This chapter delves into the critical Kubernetes components related to </text:span><text:span text:style-name="Strong_20_Emphasis"><text:span text:style-name="T3">pod scheduling</text:span></text:span><text:span text:style-name="T1">, </text:span><text:span text:style-name="Strong_20_Emphasis"><text:span text:style-name="T3">static pods</text:span></text:span><text:span text:style-name="T1">, </text:span><text:span text:style-name="Strong_20_Emphasis"><text:span text:style-name="T3">manual scheduling</text:span></text:span><text:span text:style-name="T1">, and the use of </text:span><text:span text:style-name="Strong_20_Emphasis"><text:span text:style-name="T3">labels and selectors</text:span></text:span><text:span text:style-name="T1"> for resource management. These concepts are vital for efficient workload distribution and management within a Kubernetes cluster. The </text:span><text:span text:style-name="Strong_20_Emphasis"><text:span text:style-name="T3">scheduler</text:span></text:span><text:span text:style-name="T1"> is a key control plane component responsible for assigning pods to nodes based on various criteria, while </text:span><text:span text:style-name="Strong_20_Emphasis"><text:span text:style-name="T3">static pods</text:span></text:span><text:span text:style-name="T1"> represent control plane components that run independently of the scheduler. Additionally, </text:span><text:span text:style-name="Strong_20_Emphasis"><text:span text:style-name="T3">labels</text:span></text:span><text:span text:style-name="T1"> and </text:span><text:span text:style-name="Strong_20_Emphasis"><text:span text:style-name="T3">selectors</text:span></text:span><text:span text:style-name="T1"> provide powerful mechanisms for organizing and querying Kubernetes objects, enabling fine-grained control and filtering of resources. Understanding these foundational concepts is essential for cluster administrators and developers aiming to optimize Kubernetes operations.</text:span></text:p>
        </text:list-item>
      </text:list>
      <text:p text:style-name="Horizontal_20_Line"/>
      <text:h text:style-name="P2" text:outline-level="4">The Kubernetes Scheduler: Role and Workflow</text:h>
      <text:list text:style-name="L2">
        <text:list-item>
          <text:p text:style-name="P4"><text:span text:style-name="T1">[</text:span><text:span text:style-name="T2">01:29</text:span><text:span text:style-name="T1"> → </text:span><text:span text:style-name="T2">03:59</text:span><text:span text:style-name="T1">]<text:line-break/>The </text:span><text:span text:style-name="Strong_20_Emphasis"><text:span text:style-name="T3">scheduler</text:span></text:span><text:span text:style-name="T1"> continuously monitors pods in the cluster that are yet to be assigned to nodes. When a new pod creation request is received (e.g., via </text:span><text:span text:style-name="Source_20_Text"><text:span text:style-name="T4">kubectl</text:span></text:span><text:span text:style-name="T1">), the API server records it in the </text:span><text:span text:style-name="Strong_20_Emphasis"><text:span text:style-name="T3">etcd</text:span></text:span><text:span text:style-name="T1"> database. The scheduler then determines the best node based on a scheduling algorithm and various parameters. It instructs the respective </text:span><text:span text:style-name="Strong_20_Emphasis"><text:span text:style-name="T3">kubelet</text:span></text:span><text:span text:style-name="T1"> on the chosen node to run the pod. Once the pod is provisioned, the kubelet updates the API server, confirming pod creation.</text:span></text:p>
          <text:list>
            <text:list-item>
              <text:p text:style-name="P4"><text:span text:style-name="T1">The scheduler is a </text:span><text:span text:style-name="Strong_20_Emphasis"><text:span text:style-name="T3">control plane component</text:span></text:span><text:span text:style-name="T1"> running as a pod within the cluster.</text:span></text:p>
            </text:list-item>
            <text:list-item>
              <text:p text:style-name="P4"><text:span text:style-name="T1">It is responsible for </text:span><text:span text:style-name="Strong_20_Emphasis"><text:span text:style-name="T3">decision making</text:span></text:span><text:span text:style-name="T1"> in pod placement and interacts directly with the API server and kubelets.</text:span></text:p>
            </text:list-item>
            <text:list-item>
              <text:p text:style-name="P5">This scheduling ensures pods are efficiently distributed across worker nodes for optimal resource utilization.</text:p>
            </text:list-item>
          </text:list>
        </text:list-item>
      </text:list>
      <text:p text:style-name="Horizontal_20_Line"/>
      <text:h text:style-name="P2" text:outline-level="4"><text:soft-page-break/>Static Pods: Control Plane Components Managed Outside the Scheduler</text:h>
      <text:list text:style-name="L3">
        <text:list-item>
          <text:p text:style-name="P6"><text:span text:style-name="T1">[</text:span><text:span text:style-name="T2">03:59</text:span><text:span text:style-name="T1"> → </text:span><text:span text:style-name="T2">13:28</text:span><text:span text:style-name="T1">]<text:line-break/>A unique challenge arises because the scheduler itself runs as a pod—who schedules the scheduler? This is resolved by the concept of </text:span><text:span text:style-name="Strong_20_Emphasis"><text:span text:style-name="T3">static pods</text:span></text:span><text:span text:style-name="T1">.</text:span></text:p>
        </text:list-item>
        <text:list-item>
          <text:p text:style-name="P6"><text:span text:style-name="Strong_20_Emphasis"><text:span text:style-name="T3">Static pods</text:span></text:span><text:span text:style-name="T1"> are pods that are managed directly by the </text:span><text:span text:style-name="Strong_20_Emphasis"><text:span text:style-name="T3">kubelet</text:span></text:span><text:span text:style-name="T1"> on a node, not by the scheduler.</text:span></text:p>
        </text:list-item>
        <text:list-item>
          <text:p text:style-name="P6"><text:span text:style-name="T1">They are typically used for </text:span><text:span text:style-name="Strong_20_Emphasis"><text:span text:style-name="T3">control plane components</text:span></text:span><text:span text:style-name="T1"> like the API server, controller manager, and scheduler itself.</text:span></text:p>
        </text:list-item>
        <text:list-item>
          <text:p text:style-name="P6"><text:span text:style-name="T1">These pods are defined by manifest files located in a specific directory (</text:span><text:span text:style-name="Source_20_Text"><text:span text:style-name="T4">/etc/kubernetes/manifests</text:span></text:span><text:span text:style-name="T1">) on the control plane node.</text:span></text:p>
        </text:list-item>
        <text:list-item>
          <text:p text:style-name="P7">The kubelet monitors this directory and launches pods based on the YAML manifests found there.</text:p>
        </text:list-item>
        <text:list-item>
          <text:p text:style-name="P7">Removing a static pod manifest (e.g., the scheduler manifest) causes the pod to stop running; restoring it causes the pod to restart.</text:p>
        </text:list-item>
        <text:list-item>
          <text:p text:style-name="P6"><text:span text:style-name="T1">If the scheduler pod is down, new pods remain in a </text:span><text:span text:style-name="Strong_20_Emphasis"><text:span text:style-name="T3">pending</text:span></text:span><text:span text:style-name="T1"> state since no scheduling decisions are made. Existing pods continue to run unless they fail.</text:span></text:p>
        </text:list-item>
      </text:list>
      <text:p text:style-name="P8">This mechanism ensures that essential control plane components are always running without depending on the scheduler itself, solving the “chicken and egg” problem.</text:p>
      <text:p text:style-name="Horizontal_20_Line"/>
      <text:h text:style-name="P2" text:outline-level="4">Manual Scheduling: Assigning Pods to Specific Nodes</text:h>
      <text:list text:style-name="L4">
        <text:list-item>
          <text:p text:style-name="P9"><text:span text:style-name="T1">[</text:span><text:span text:style-name="T2">13:28</text:span><text:span text:style-name="T1"> → </text:span><text:span text:style-name="T2">20:37</text:span><text:span text:style-name="T1">]<text:line-break/>Manual scheduling allows explicit control over where a pod runs by specifying the </text:span><text:span text:style-name="Source_20_Text"><text:span text:style-name="T4">nodeName</text:span></text:span><text:span text:style-name="T1"> field in the pod spec.</text:span></text:p>
        </text:list-item>
        <text:list-item>
          <text:p text:style-name="P9"><text:span text:style-name="T1">When a pod’s </text:span><text:span text:style-name="Source_20_Text"><text:span text:style-name="T4">nodeName</text:span></text:span><text:span text:style-name="T1"> is set, the scheduler </text:span><text:span text:style-name="Strong_20_Emphasis"><text:span text:style-name="T3">does not</text:span></text:span><text:span text:style-name="T1"> intervene; the pod is directly assigned to that node.</text:span></text:p>
        </text:list-item>
        <text:list-item>
          <text:p text:style-name="P10">This is useful for critical workloads or specific requirements where pod placement must be predetermined.</text:p>
        </text:list-item>
        <text:list-item>
          <text:p text:style-name="P9"><text:span text:style-name="T1">Demonstrations showed deleting the scheduler pod and creating a pod with a </text:span><text:span text:style-name="Source_20_Text"><text:span text:style-name="T4">nodeName</text:span></text:span><text:span text:style-name="T1"> field. Despite the scheduler being down, the pod was scheduled and ran on the specified node.</text:span></text:p>
        </text:list-item>
        <text:list-item>
          <text:p text:style-name="P10">This technique bypasses the scheduler’s decision-making and delegates responsibility to the kubelet on the target node.</text:p>
        </text:list-item>
        <text:list-item>
          <text:p text:style-name="P10"><text:soft-page-break/>It is important to delete the existing pod before rescheduling it on a different node, as pods cannot be moved once scheduled.</text:p>
        </text:list-item>
      </text:list>
      <text:p text:style-name="Horizontal_20_Line"/>
      <text:h text:style-name="P2" text:outline-level="4">Labels and Selectors: Organizing and Querying Kubernetes Resources</text:h>
      <text:list text:style-name="L5">
        <text:list-item>
          <text:p text:style-name="P11">[<text:span text:style-name="T5">20:37</text:span> → <text:span text:style-name="T5">28:31</text:span>]<text:line-break/>Labels and selectors are fundamental Kubernetes features for managing and querying resources.</text:p>
        </text:list-item>
        <text:list-item>
          <text:p text:style-name="P12"><text:span text:style-name="Strong_20_Emphasis"><text:span text:style-name="T3">Labels</text:span></text:span><text:span text:style-name="T1"> are key-value pairs attached to Kubernetes objects (pods, deployments, services, daemonsets, etc.) used to categorize and organize resources.</text:span></text:p>
        </text:list-item>
        <text:list-item>
          <text:p text:style-name="P12"><text:span text:style-name="Strong_20_Emphasis"><text:span text:style-name="T3">Selectors</text:span></text:span><text:span text:style-name="T1"> query and filter resources based on their labels.</text:span></text:p>
        </text:list-item>
        <text:list-item>
          <text:p text:style-name="P12"><text:span text:style-name="T1">Example: A deployment may have a label </text:span><text:span text:style-name="Source_20_Text"><text:span text:style-name="T4">environment=demo</text:span></text:span><text:span text:style-name="T1">, and it uses a selector to manage pods with the matching label.</text:span></text:p>
        </text:list-item>
        <text:list-item>
          <text:p text:style-name="P12"><text:span text:style-name="T1">Multiple labels can be added to a pod, such as </text:span><text:span text:style-name="Source_20_Text"><text:span text:style-name="T4">tier=frontend</text:span></text:span><text:span text:style-name="T1"> or </text:span><text:span text:style-name="Source_20_Text"><text:span text:style-name="T4">type=app1</text:span></text:span><text:span text:style-name="T1">, allowing complex grouping and filtering.</text:span></text:p>
        </text:list-item>
        <text:list-item>
          <text:p text:style-name="P12"><text:span text:style-name="T1">Commands like </text:span><text:span text:style-name="Source_20_Text"><text:span text:style-name="T4">kubectl get pods --selector=tier=frontend</text:span></text:span><text:span text:style-name="T1"> return only pods with the specified labels, enabling efficient resource management in large clusters.</text:span></text:p>
        </text:list-item>
        <text:list-item>
          <text:p text:style-name="P11">Labels are similar to tags or filters used in real-world contexts, such as online shopping filters on Amazon, where products are tagged with multiple attributes for easier selection.</text:p>
        </text:list-item>
        <text:list-item>
          <text:p text:style-name="P12"><text:span text:style-name="Strong_20_Emphasis"><text:span text:style-name="T3">Annotations</text:span></text:span><text:span text:style-name="T1"> differ from labels; they store additional metadata about objects (e.g., last applied configuration, timestamps) that help controllers manage updates and rollbacks but are not used for filtering.</text:span></text:p>
        </text:list-item>
      </text:list>
      <text:p text:style-name="Horizontal_20_Line"/>
      <text:h text:style-name="P2" text:outline-level="4">Differentiating Labels and Namespaces</text:h>
      <text:list text:style-name="L6">
        <text:list-item>
          <text:p text:style-name="P13">[<text:span text:style-name="T5">27:22</text:span> → <text:span text:style-name="T5">28:31</text:span>]<text:line-break/>While both labels and namespaces help organize resources, they serve different functions:</text:p>
        </text:list-item>
        <text:list-item>
          <text:p text:style-name="P14"><text:span text:style-name="Strong_20_Emphasis"><text:span text:style-name="T3">Namespaces</text:span></text:span><text:span text:style-name="T1"> provide logical separation of resources, preventing accidental modifications across environments (e.g., production vs. testing). They are used for </text:span><text:span text:style-name="Strong_20_Emphasis"><text:span text:style-name="T3">security</text:span></text:span><text:span text:style-name="T1"> and </text:span><text:span text:style-name="Strong_20_Emphasis"><text:span text:style-name="T3">resource isolation</text:span></text:span><text:span text:style-name="T1">.</text:span></text:p>
        </text:list-item>
        <text:list-item>
          <text:p text:style-name="P14"><text:span text:style-name="Strong_20_Emphasis"><text:span text:style-name="T3">Labels</text:span></text:span><text:span text:style-name="T1"> provide flexible tagging of resources within or across namespaces, primarily for </text:span><text:span text:style-name="Strong_20_Emphasis"><text:span text:style-name="T3">filtering</text:span></text:span><text:span text:style-name="T1">, </text:span><text:span text:style-name="Strong_20_Emphasis"><text:span text:style-name="T3">grouping</text:span></text:span><text:span text:style-name="T1">, and </text:span><text:span text:style-name="Strong_20_Emphasis"><text:span text:style-name="T3">management</text:span></text:span><text:span text:style-name="T1"> purposes.</text:span></text:p>
        </text:list-item>
        <text:list-item>
          <text:p text:style-name="P13">This distinction is critical for designing scalable and secure Kubernetes clusters.</text:p>
        </text:list-item>
      </text:list>
      <text:p text:style-name="Horizontal_20_Line"/>
      <text:h text:style-name="P2" text:outline-level="4"><text:soft-page-break/>Conclusion: Key Takeaways and Practical Implications</text:h>
      <text:list text:style-name="L7">
        <text:list-item>
          <text:p text:style-name="P15">[<text:span text:style-name="T5">28:31</text:span> → <text:span text:style-name="T5">29:33</text:span>]<text:line-break/>This chapter illuminated the intricate workings of Kubernetes scheduling and resource management:</text:p>
        </text:list-item>
        <text:list-item>
          <text:p text:style-name="P16"><text:span text:style-name="T1">The </text:span><text:span text:style-name="Strong_20_Emphasis"><text:span text:style-name="T3">scheduler</text:span></text:span><text:span text:style-name="T1"> automates pod placement using algorithms but can be bypassed via manual scheduling (</text:span><text:span text:style-name="Source_20_Text"><text:span text:style-name="T4">nodeName</text:span></text:span><text:span text:style-name="T1">).</text:span></text:p>
        </text:list-item>
        <text:list-item>
          <text:p text:style-name="P16"><text:span text:style-name="Strong_20_Emphasis"><text:span text:style-name="T3">Static pods</text:span></text:span><text:span text:style-name="T1"> ensure control plane components remain operational independently of the scheduler, solving bootstrapping challenges.</text:span></text:p>
        </text:list-item>
        <text:list-item>
          <text:p text:style-name="P16"><text:span text:style-name="T1">The </text:span><text:span text:style-name="Strong_20_Emphasis"><text:span text:style-name="T3">manifest directory</text:span></text:span><text:span text:style-name="T1"> on control plane nodes is essential for managing static pods and troubleshooting control plane components.</text:span></text:p>
        </text:list-item>
        <text:list-item>
          <text:p text:style-name="P16"><text:span text:style-name="Strong_20_Emphasis"><text:span text:style-name="T3">Labels and selectors</text:span></text:span><text:span text:style-name="T1"> empower administrators and developers to organize, filter, and manage Kubernetes resources flexibly and efficiently, similar to real-world tagging and filtering systems.</text:span></text:p>
        </text:list-item>
        <text:list-item>
          <text:p text:style-name="P15">Understanding the differences between labels, selectors, and namespaces is critical for maintaining clean resource boundaries and operational effectiveness.</text:p>
        </text:list-item>
      </text:list>
      <text:p text:style-name="P8">The practical demos and explanations equip learners to troubleshoot scheduling issues, manually control pod placement, and leverage labels/selectors for better cluster resource organization. These competencies are fundamental for mastering Kubernetes cluster administration.</text:p>
      <text:p text:style-name="Horizontal_20_Line"/>
      <text:h text:style-name="P17" text:outline-level="3">Advanced Bullet-Point Summary</text:h>
      <text:list text:style-name="L8">
        <text:list-item>
          <text:p text:style-name="P18"><text:span text:style-name="Strong_20_Emphasis"><text:span text:style-name="T3">Scheduler Role and Workflow</text:span></text:span></text:p>
          <text:list>
            <text:list-item>
              <text:p text:style-name="P19">Scheduler monitors unscheduled pods, assigns them to nodes based on algorithmic decisions.</text:p>
            </text:list-item>
            <text:list-item>
              <text:p text:style-name="P19">Interacts with API server and kubelets to provision pods.</text:p>
            </text:list-item>
            <text:list-item>
              <text:p text:style-name="P19">Runs as a control plane pod itself.</text:p>
            </text:list-item>
          </text:list>
        </text:list-item>
        <text:list-item>
          <text:p text:style-name="P18"><text:span text:style-name="Strong_20_Emphasis"><text:span text:style-name="T3">Static Pods</text:span></text:span></text:p>
          <text:list>
            <text:list-item>
              <text:p text:style-name="P19">Control plane components run as static pods managed directly by kubelet, not scheduler.</text:p>
            </text:list-item>
            <text:list-item>
              <text:p text:style-name="P18"><text:span text:style-name="T1">Defined in </text:span><text:span text:style-name="Source_20_Text"><text:span text:style-name="T4">/etc/kubernetes/manifests</text:span></text:span><text:span text:style-name="T1"> on control plane nodes.</text:span></text:p>
            </text:list-item>
            <text:list-item>
              <text:p text:style-name="P19">Removing manifests stops pods; restoring manifests restarts them.</text:p>
            </text:list-item>
            <text:list-item>
              <text:p text:style-name="P19">Ensures control plane pods are always running, solving bootstrapping challenges.</text:p>
            </text:list-item>
          </text:list>
        </text:list-item>
        <text:list-item>
          <text:p text:style-name="P18"><text:span text:style-name="Strong_20_Emphasis"><text:span text:style-name="T3">Manual Scheduling</text:span></text:span></text:p>
          <text:list>
            <text:list-item>
              <text:p text:style-name="P18"><text:span text:style-name="T1">Using </text:span><text:span text:style-name="Source_20_Text"><text:span text:style-name="T4">nodeName</text:span></text:span><text:span text:style-name="T1"> field assigns pods directly to specified nodes, bypassing scheduler.</text:span></text:p>
            </text:list-item>
            <text:list-item>
              <text:p text:style-name="P19">Works even if the scheduler is down.</text:p>
            </text:list-item>
            <text:list-item>
              <text:p text:style-name="P19"><text:soft-page-break/>Requires deleting existing pods to reschedule them elsewhere.</text:p>
            </text:list-item>
          </text:list>
        </text:list-item>
        <text:list-item>
          <text:p text:style-name="P18"><text:span text:style-name="Strong_20_Emphasis"><text:span text:style-name="T3">Labels and Selectors</text:span></text:span></text:p>
          <text:list>
            <text:list-item>
              <text:p text:style-name="P19">Labels: key-value pairs tagging Kubernetes objects for identification and grouping.</text:p>
            </text:list-item>
            <text:list-item>
              <text:p text:style-name="P18"><text:span text:style-name="T1">Selectors: queries filtering objects by label values (e.g., </text:span><text:span text:style-name="Source_20_Text"><text:span text:style-name="T4">kubectl get pods --selector=tier=frontend</text:span></text:span><text:span text:style-name="T1">).</text:span></text:p>
            </text:list-item>
            <text:list-item>
              <text:p text:style-name="P19">Multiple labels can be assigned per object.</text:p>
            </text:list-item>
            <text:list-item>
              <text:p text:style-name="P19">Analogous to product filters in e-commerce platforms.</text:p>
            </text:list-item>
            <text:list-item>
              <text:p text:style-name="P19">Annotations store metadata for controller use, distinct from labels.</text:p>
            </text:list-item>
          </text:list>
        </text:list-item>
        <text:list-item>
          <text:p text:style-name="P18"><text:span text:style-name="Strong_20_Emphasis"><text:span text:style-name="T3">Namespaces vs. Labels</text:span></text:span></text:p>
          <text:list>
            <text:list-item>
              <text:p text:style-name="P19">Namespaces provide logical separation and security boundaries between resources.</text:p>
            </text:list-item>
            <text:list-item>
              <text:p text:style-name="P19">Labels provide flexible, cross-namespace grouping and filtering of resources.</text:p>
            </text:list-item>
          </text:list>
        </text:list-item>
        <text:list-item>
          <text:p text:style-name="P18"><text:span text:style-name="Strong_20_Emphasis"><text:span text:style-name="T3">Real-World Analogy</text:span></text:span></text:p>
          <text:list>
            <text:list-item>
              <text:p text:style-name="P19">Labels and selectors function like filters on shopping websites such as Amazon, enabling users to find products based on multiple criteri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9:47:15.191500800</meta:creation-date>
    <dc:date>2025-12-16T19:47:36.988852300</dc:date>
    <meta:editing-duration>PT22S</meta:editing-duration>
    <meta:editing-cycles>1</meta:editing-cycles>
    <meta:document-statistic meta:table-count="0" meta:image-count="0" meta:object-count="0" meta:page-count="5" meta:paragraph-count="71" meta:word-count="1202" meta:character-count="8069" meta:non-whitespace-character-count="7001"/>
    <meta:generator>LibreOffice/25.2.7.2$Windows_X86_64 LibreOffice_project/5cbfd1ab6520636bb5f7b99185aa69bd7456825d</meta:generator>
  </office:meta>
</office:document-meta>
</file>